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211758" officeooo:paragraph-rsid="00211758"/>
    </style:style>
    <style:style style:name="T1" style:family="text">
      <style:text-properties officeooo:rsid="001d64fe"/>
    </style:style>
    <style:style style:name="T2" style:family="text">
      <style:text-properties officeooo:rsid="00211758"/>
    </style:style>
    <style:style style:name="T3" style:family="text">
      <style:text-properties officeooo:rsid="001e7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Qui sont la 313plug ? </text:h>
      <text:p text:style-name="Standard">Le groupe 313plug est un collectif émergent dans le paysage du rap français, connu pour son approche créative et ses influences variées. Originaire <text:span text:style-name="T1">de la région parisienne,</text:span> le trio se compose de <text:span text:style-name="T1">Shade</text:span>, <text:span text:style-name="T1">Lamauve</text:span> et <text:span text:style-name="T1">Kody</text:span>, <text:span text:style-name="T1">cousins et amis, ils </text:span>décidé de fusionner leurs talents et leurs visions artistiques. Leur nom, 313<text:span text:style-name="T1">plug</text:span>, <text:span text:style-name="T1">leur jour de naissance </text:span>et symbolise également un papillon, une métaphore pour la nature éphémère mais transformatrice de leur musique.</text:p>
      <text:p text:style-name="Standard"/>
      <text:h text:style-name="P1" text:outline-level="2">Quel sont leurs inspiration musical ?</text:h>
      <text:p text:style-name="Standard"/>
      <text:p text:style-name="Standard">Les membres du groupe puisent leur inspiration dans une palette musicale éclectique, allant du hip-hop <text:span text:style-name="T1">à</text:span> <text:span text:style-name="T1">la dancehall</text:span>, en passant par le R&amp;B et <text:span text:style-name="T1">surtout l’underground français</text:span>. Cette richesse d’influences se ressent dans leurs productions, qui mêlent storytelling émotionnel et beats atmosphériques. Leur premier <text:span text:style-name="T1">projet</text:span>, *<text:span text:style-name="T1">313.$HIT</text:span>* (20<text:span text:style-name="T1">24</text:span>), a marqué le début de leur <text:span text:style-name="T1">apparition</text:span>, notamment grâce a <text:span text:style-name="T1">leur son phare</text:span> "<text:span text:style-name="T1">TRAPSHIT</text:span>". Depuis, ils ont élargi leur audience avec des projets <text:span text:style-name="T1">solo de 313shade </text:span>comme l'EP <text:span text:style-name="T1">*SSW TAPE*</text:span> en 202<text:span text:style-name="T1">4</text:span>, qui explore des thématiques personnelles et universelles à travers des sonorités captivantes <text:span text:style-name="T1">et nouvelle</text:span>.</text:p>
      <text:p text:style-name="Standard"/>
      <text:h text:style-name="P1" text:outline-level="2">Une première scène remarquable !</text:h>
      <text:p text:style-name="Standard">Le collectif a également su s’imposer sur scène, notamment lors <text:span text:style-name="T2">de leur premier</text:span> <text:span text:style-name="T1">showcase</text:span> <text:span text:style-name="T1">exceptionnel organisé par YamasEvent</text:span>, où leur maîtrise de la scénographie a impressionné <text:span text:style-name="T1">le publique</text:span>. Leur ambition va au-delà de la musique : ils souhaitent créer une expérience immersive et significative pour leur public, tout en partageant des messages authentiques et universels.</text:p>
      <text:p text:style-name="Standard"/>
      <text:h text:style-name="P1" text:outline-level="2">Les ambitions de la 313plug.</text:h>
      <text:p text:style-name="Standard">313plug continue <text:span text:style-name="T3">de produire de la musique qualitative pour se créer</text:span> un public de plus en plus large, avec ses collaborations et ses titres impactants. <text:span text:style-name="T3">La 313plug est bien déterminer pour</text:span> <text:span text:style-name="T3">se faire </text:span>sa place parmi les étoiles montantes du ra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9:29:07.623000000</meta:creation-date>
    <dc:date>2024-11-20T12:59:12.162000000</dc:date>
    <meta:editing-duration>PT1H47M14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8" meta:word-count="282" meta:character-count="1818" meta:non-whitespace-character-count="1543"/>
  </office:meta>
</office:document-meta>
</file>